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5a0b" officeooo:paragraph-rsid="000d5a0b"/>
    </style:style>
    <style:style style:name="P2" style:family="paragraph" style:parent-style-name="Text_20_body">
      <style:text-properties officeooo:paragraph-rsid="000d5a0b"/>
    </style:style>
    <style:style style:name="P3" style:family="paragraph" style:parent-style-name="Text_20_body">
      <style:text-properties officeooo:rsid="000e11c7" officeooo:paragraph-rsid="000e11c7"/>
    </style:style>
    <style:style style:name="P4" style:family="paragraph" style:parent-style-name="Text_20_body">
      <style:text-properties officeooo:rsid="0010dec3" officeooo:paragraph-rsid="0010dec3"/>
    </style:style>
    <style:style style:name="P5" style:family="paragraph" style:parent-style-name="Text_20_body">
      <style:text-properties officeooo:rsid="00159e37" officeooo:paragraph-rsid="0015d0fa"/>
    </style:style>
    <style:style style:name="P6" style:family="paragraph" style:parent-style-name="Text_20_body">
      <style:text-properties officeooo:rsid="0015d0fa" officeooo:paragraph-rsid="0015d0fa"/>
    </style:style>
    <style:style style:name="P7" style:family="paragraph" style:parent-style-name="Text_20_body">
      <style:text-properties officeooo:rsid="0018c924" officeooo:paragraph-rsid="0018c924"/>
    </style:style>
    <style:style style:name="P8" style:family="paragraph" style:parent-style-name="Title">
      <style:text-properties officeooo:rsid="000d5a0b" officeooo:paragraph-rsid="000d5a0b"/>
    </style:style>
    <style:style style:name="P9" style:family="paragraph" style:parent-style-name="Heading_20_1">
      <style:text-properties officeooo:rsid="000d5a0b" officeooo:paragraph-rsid="000d5a0b"/>
    </style:style>
    <style:style style:name="P10" style:family="paragraph" style:parent-style-name="Text_20_body">
      <style:text-properties officeooo:rsid="000d5a0b" officeooo:paragraph-rsid="000d5a0b"/>
    </style:style>
    <style:style style:name="P11" style:family="paragraph" style:parent-style-name="Text_20_body">
      <style:paragraph-properties>
        <style:tab-stops>
          <style:tab-stop style:position="13.857cm"/>
        </style:tab-stops>
      </style:paragraph-properties>
      <style:text-properties officeooo:rsid="000d5a0b" officeooo:paragraph-rsid="000d5a0b"/>
    </style:style>
    <style:style style:name="P12" style:family="paragraph" style:parent-style-name="Text_20_body">
      <style:text-properties officeooo:rsid="00193a44" officeooo:paragraph-rsid="00193a44"/>
    </style:style>
    <style:style style:name="P13" style:family="paragraph" style:parent-style-name="Text_20_body">
      <style:text-properties officeooo:rsid="0018c924" officeooo:paragraph-rsid="0018c924"/>
    </style:style>
    <style:style style:name="P14" style:family="paragraph" style:parent-style-name="Text_20_body">
      <style:text-properties officeooo:rsid="001780a0" officeooo:paragraph-rsid="001780a0"/>
    </style:style>
    <style:style style:name="P15" style:family="paragraph" style:parent-style-name="Text_20_body">
      <style:text-properties officeooo:paragraph-rsid="0010dec3"/>
    </style:style>
    <style:style style:name="P16" style:family="paragraph" style:parent-style-name="Text_20_body">
      <style:text-properties officeooo:rsid="001a610d" officeooo:paragraph-rsid="001a610d"/>
    </style:style>
    <style:style style:name="P17" style:family="paragraph" style:parent-style-name="Text_20_body">
      <style:text-properties officeooo:paragraph-rsid="000fb15a"/>
    </style:style>
    <style:style style:name="P18" style:family="paragraph" style:parent-style-name="Text_20_body">
      <style:text-properties officeooo:rsid="000e11c7" officeooo:paragraph-rsid="000e11c7"/>
    </style:style>
    <style:style style:name="P19" style:family="paragraph" style:parent-style-name="Text_20_body">
      <style:text-properties officeooo:paragraph-rsid="001a610d"/>
    </style:style>
    <style:style style:name="P20" style:family="paragraph" style:parent-style-name="Text_20_body">
      <style:text-properties officeooo:rsid="001c539e" officeooo:paragraph-rsid="001c539e"/>
    </style:style>
    <style:style style:name="P21" style:family="paragraph" style:parent-style-name="Text_20_body">
      <style:text-properties officeooo:rsid="00203853" officeooo:paragraph-rsid="00203853"/>
    </style:style>
    <style:style style:name="P22" style:family="paragraph" style:parent-style-name="Text_20_body">
      <style:text-properties officeooo:rsid="0022d40a" officeooo:paragraph-rsid="0022d40a"/>
    </style:style>
    <style:style style:name="P23" style:family="paragraph" style:parent-style-name="Text_20_body">
      <style:text-properties officeooo:paragraph-rsid="0023a360"/>
    </style:style>
    <style:style style:name="T1" style:family="text">
      <style:text-properties officeooo:rsid="000e11c7"/>
    </style:style>
    <style:style style:name="T2" style:family="text">
      <style:text-properties officeooo:rsid="000fb15a"/>
    </style:style>
    <style:style style:name="T3" style:family="text">
      <style:text-properties officeooo:rsid="0010dec3"/>
    </style:style>
    <style:style style:name="T4" style:family="text">
      <style:text-properties officeooo:rsid="0015d0fa"/>
    </style:style>
    <style:style style:name="T5" style:family="text">
      <style:text-properties officeooo:rsid="00161933"/>
    </style:style>
    <style:style style:name="T6" style:family="text">
      <style:text-properties officeooo:rsid="001799d7"/>
    </style:style>
    <style:style style:name="T7" style:family="text">
      <style:text-properties officeooo:rsid="00193a44"/>
    </style:style>
    <style:style style:name="T8" style:family="text">
      <style:text-properties officeooo:rsid="001a610d"/>
    </style:style>
    <style:style style:name="T9" style:family="text">
      <style:text-properties officeooo:rsid="001d3bfb"/>
    </style:style>
    <style:style style:name="T10" style:family="text">
      <style:text-properties officeooo:rsid="00203853"/>
    </style:style>
    <style:style style:name="T11" style:family="text">
      <style:text-properties officeooo:rsid="0023a3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ie intelligente Spracherkennung – automatische Zeichensetzung</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Ein Jugendforscht Projekt von Antonios Schinarakis und Jonathan Gärtner</text:p>
      <text:p text:style-name="P8"><text:soft-page-break/>Inhaltsverzeichnis</text:p>
      <text:p text:style-name="P2"/>
      <text:p text:style-name="P1">1. Einleitung</text:p>
      <text:p text:style-name="P1">2. Motivation</text:p>
      <text:p text:style-name="P1">3. Lösungsansätze</text:p>
      <text:p text:style-name="P1">4. theoretische Grundlagen</text:p>
      <text:p text:style-name="P7">4.1 Neuronale Netze</text:p>
      <text:p text:style-name="P7">4.2 Spracherkennung</text:p>
      <text:p text:style-name="P20">4.3 NLP</text:p>
      <text:p text:style-name="P20">4.4 POS</text:p>
      <text:p text:style-name="P1">5. Durchführung</text:p>
      <text:p text:style-name="P12">5.1 Test Spracherkennungen</text:p>
      <text:p text:style-name="P7">5.<text:span text:style-name="T7">2</text:span> Unser Programm</text:p>
      <text:p text:style-name="P7">5.2 Test an Menschen</text:p>
      <text:p text:style-name="P11">6. Ergebnis<text:span text:style-name="T9">se</text:span></text:p>
      <text:p text:style-name="P1">7. Interpretation und Ausblick</text:p>
      <text:p text:style-name="P1">8. Quell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1. Einleitung:</text:p>
      <text:p text:style-name="P1">In unserem Projekt ist es das Ziel eine Spracherkennung zu entwickeln, die automatisch Satzzeichen wie .,!?. Das soll in verschiedenen Etappen erreicht werden:</text:p>
      <text:p text:style-name="P1"/>
      <text:p text:style-name="P1">1. Automatisches setzen der Punkte.</text:p>
      <text:p text:style-name="P1">2. Analyse der gefundenen Sätze, um Kommas zu finden.</text:p>
      <text:p text:style-name="P1">3. Wenn das geschafft wurde <text:s/>eine S<text:span text:style-name="T1">timm</text:span>analyse um die Punkte ggf. zu Ausruf- oder <text:span text:style-name="T1">Fragezeichen zu ändern.</text:span></text:p>
      <text:p text:style-name="P1"/>
      <text:p text:style-name="P3">Wir erhoffen uns davon dadurch das Diktieren natürlich zu gestalten und es auch zu vereinfachen, da momentan die Spracherkennungen scheinbar zufällig entscheiden, ob sie einen . oder das Wort Punkt ausgeben. Man kann annehmen das dieses Problem heutzutage jedem der Spracherkennungen benutzt bekannt ist. Teilweise geht die Bequemlichkeit und die Zeitersparnis (solange man nicht sehr schnell tippt) dadurch verloren das man später den gesamten Text noch einmal korrigieren muss. <text:span text:style-name="T8">Das sollte man zwar in jeden Fall noch einmal tun, doch ist es etwas anderes sich den Inhalt überprüfen zu wollen oder auf Zeichensetzung zu schauen. Ein weiterer Vorteil wird sein das wir eine offline Spracherkennung verwenden wollen wodurch die Daten nicht mehr zu Google und Co wandern würden.</text:span></text:p>
      <text:p text:style-name="P19"><text:span text:style-name="T8">Dieses Projekt gibt es so auch noch nicht das einzige was wir finden konnten (und unserem Projekt ähnlich war), war eine frühe Beta von Google, die man nur in eigenen Programmen nutzen kann und auch nur für US Englisch verfügbar ist. (</text:span><text:a xlink:type="simple" xlink:href="https://cloud.google.com/speech-to-text/docs/automatic-punctuation#speech-enhanced-model-python" text:style-name="Internet_20_link" text:visited-style-name="Visited_20_Internet_20_Link"><text:span text:style-name="T8">link</text:span></text:a><text:span text:style-name="T8">). Es gibt auch andere Projekte in diese Richtung, allerdings alle nur im englischen und viele mit sog. Seq2seq KNN diese haben oftmals eine geringe Genauigkeit und „wiederholen“ oft nur Dinge die sie im Training „gezeigt“ bekommen haben.</text:span></text:p>
      <text:p text:style-name="P20">Folgende Punkte lassen uns aus der Menge hinaus schauen:</text:p>
      <text:p text:style-name="P20">1. Wir machen es im Deutschen</text:p>
      <text:p text:style-name="P20">2. Wir übergeben dem Netz nicht die Worte (das hätte die Schwierigkeit das man nur begrenzt viele Wörter der KNN zuführen kann), sondern nur tags d.h. statt Brot bekommt das KNN NN für Nomen übergeben. Das schränkt die Kombinationen deutlich ein</text:p>
      <text:p text:style-name="P20">Zum taggen auch POS (Part of Speech) mehr in Kapitel 4</text:p>
      <text:p text:style-name="P3"><text:soft-page-break/>Das wollen wir durch die Verwendung künstlicher neuronaler Netze (KNN) zu erreichen. Genaueres in Kapitel 3 und 4.</text:p>
      <text:p text:style-name="P5"/>
      <text:p text:style-name="P6">2. Motivation:</text:p>
      <text:p text:style-name="P3">Die Idee dieses Projekt zu gestalten kam uns aufgrund der oben formulierten Fragestellung. Damit kann man hoffentlich vielen Menschen das Leben etwas vereinfachen. Die meisten Menschen sind wortgewandter wenn sie sprechen (z.B. wegen Schreibfaulheit). Auch die Formulierung fällt in der Regel leichter wenn man spricht. Unserer Meinung gibt es deshalb zwei Punkte die man verbessern könnte um die Effizienz zu erhöhen.</text:p>
      <text:p text:style-name="P3">1. Automatische <text:span text:style-name="T2">Zeichensetzung, wie wir es in unserem Projekt schaffen wollen</text:span></text:p>
      <text:p text:style-name="P17"><text:span text:style-name="T2">2. Eine Steuerungs-Oberfläche mit Echtzeit Eingriffsmöglichkeiten bspw. Schaltflächen für das Löschen des letzten Wortes (zumindest bei Google wird das jetzt schon unterstützt), Schaltflächen für .,!? (auch unser Programm wird nicht fehlerfrei seien) und Möglichkeiten wie „lösche die letzten 20 (30, …) Sekunden“ falls mal sich versprochen und/oder gestottert hat.</text:span></text:p>
      <text:p text:style-name="P15"><text:span text:style-name="T3">Wir wollen jetzt erst mal den ersten Punkt bearbeiten, da dieser uns hilfreicher und interessanter vorkommt.</text:span></text:p>
      <text:p text:style-name="P4"/>
      <text:p text:style-name="P4">3. Lösungsansätze:</text:p>
      <text:p text:style-name="P4">Grundsätzlich bitten sich zwei Möglichkeiten <text:span text:style-name="T4">an</text:span>:</text:p>
      <text:p text:style-name="P6">1. Sprachanalyse, die Pause zwischen Sätzen sollte (bei normalen Menschen) länger seien, als zwischen zwei Wörtern, allerdings ist diese Pause bei allen Menschen unterschiedlich.</text:p>
      <text:p text:style-name="P6">2. Textanalyse: Nach dem die Sprache bereits in Text umgewandelt wurde (speech to text (stt)) kann <text:span text:style-name="T5">eine Textanalyse durchgeführt werden bspw. Mit KNN welche besonderst dafür prädestiniert ist.</text:span></text:p>
      <text:p text:style-name="P6"/>
      <text:p text:style-name="P14">Es wurde gegen Punkt 1 entschieden, da dieser Zeitabstand bei allen Menschen unterschiedlich <text:span text:style-name="T6">ist, es also erst vor Beginn eine „Einpegelung“ bräuchte.</text:span></text:p>
      <text:p text:style-name="P16">Außerdem haben wir uns für Punkt 2 entschieden, da er und interessanter scheint und auch das nötige know-how zu teilen bereits vorhanden ist.</text:p>
      <text:p text:style-name="P16">Folgende Roadmap ist angedacht:</text:p>
      <text:p text:style-name="P16"/>
      <text:p text:style-name="P16">1. Finden einer Open-source offline Spracherkennungen (dieser Punkt wurde unser immer wichtiger je weiter wir über das Projekt nachdachten)</text:p>
      <text:p text:style-name="P16">2. Feature extraction aus Text um ein KNN damit zu trainieren</text:p>
      <text:p text:style-name="P16">3. Trainieren selbigen Netzes</text:p>
      <text:p text:style-name="P16">4. Auswertung der Ergebnisse und Vergleich mit Menschen (wie leistungsfähig unser KNN ist im Vergleich zu Menschen)</text:p>
      <text:p text:style-name="P19"><text:soft-page-break/><text:span text:style-name="T8">4. Was ist ein künstliches neuronales Netz? - Wenn man auf die Straße geht und dort Leute fragt, am besten noch mit dem Begriff KI dann wird man so ziemlich alles zwischen unserem Untergang und einer kompletten Utopie hören. Das ist natürlich beides (zumindest im Momemt) weit an der Wahrheit vorbei. Einfach gesagt ist ein künstliches neuronales Netz eine Simulation eines biologischen neuronalen Netzes und noch einfacher gesagt ein Programm das selbst lernt. Das tut es durch Anpassung interner „Gewichte“ sie Funktionsweise soll im Nachfolgenden Kapitel geklärt werden. Nachdem allgemein auf KNN (künstliche neuronale Netze) eingegangen wurde gibt es eine Einführung über Spracherkennungen und NLP (natrual language processing) sowie POS (part of speech)</text:span></text:p>
      <text:p text:style-name="P21">4.1: Es ist sehr schwierig etwas allgemein über künstliche neuronale Netze zu sagen, da es heute so viele unterschiedliche gibt. Hier ein paar Dinge die sich bspw. Zwischen den verschiedenen Typen unterscheiden:</text:p>
      <text:p text:style-name="P21">Verknüpfung (wie die Neuronen miteinander verbunden sind)</text:p>
      <text:p text:style-name="P23"><text:span text:style-name="T10">Lernverfahren (Das dürften wir alle kennen bspw. In der Schule überwachtes Lernen: Sie kriegen das Bild einer Katze und bekommen gesagt das es eine Katze ist. Überwachtes Lernen bspw. Wenn ein Kind sprechen lernt. Man bekommt viel Input und muss selbst Klassifikations Möglichkeiten finden. Außerdem gibt es noch Mischformen und das „verstärkende Lernen“. In diesem Projekt wird nur überwachtes Lernen verwendet)</text:span></text:p>
      <text:p text:style-name="P23"><text:span text:style-name="T11">Art der Backpropagation (hier vor allem die Verteilung von </text:span>Δ<text:span text:style-name="T10">E d.h. die Verteilung des Gesamtfehlers (Differenz zwischen erwarteten y und Ausgabe ŷ) . In den heutigen KNN gibt es so viele Neuronen das man irgendwie festlegen muss wie </text:span>Δ<text:span text:style-name="T10">E auf die einzelnen Neuronen verteilt wird)</text:span></text:p>
      <text:p text:style-name="P21">Dimensionen (also Anzahl und Tiefe der KNNs)</text:p>
      <text:p text:style-name="P21">Aktivierungsfunktion (Mit dieser wird entschieden ob ein Signal weitergegeben wird oder nicht. Je nach Aktivierungsfunktion gibt es auch zwischen Zustände. Eine klassische Aktivierungsfunktion wäre sigmoide)</text:p>
      <text:p text:style-name="P22"/>
      <text:p text:style-name="P16"/>
      <text:p text:style-name="P16"/>
      <text:p text:style-name="P16"/>
      <text:p text:style-name="P12">5.1 Rhaddpy zamia speech snips.ai google sphinx</text:p>
      <text:p text:style-name="P20">8. Bücher:</text:p>
      <text:p text:style-name="P20">Neuronale Netze programmieren mit Python</text:p>
      <text:p text:style-name="P20">Deep Learning Kochbuch</text:p>
      <text:p text:style-name="P20">Neuronale Netze selbst programmiere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8T14:49:41.817768185</meta:creation-date>
    <dc:date>2019-12-28T17:38:02.013631760</dc:date>
    <meta:editing-duration>PT1H2M49S</meta:editing-duration>
    <meta:editing-cycles>9</meta:editing-cycles>
    <meta:generator>LibreOffice/6.3.3.2$Linux_X86_64 LibreOffice_project/30$Build-2</meta:generator>
    <meta:document-statistic meta:table-count="0" meta:image-count="0" meta:object-count="0" meta:page-count="5" meta:paragraph-count="58" meta:word-count="1001" meta:character-count="6726" meta:non-whitespace-character-count="5781"/>
  </office:meta>
</office:document-meta>
</file>